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5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5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5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8512" calcext:value-type="float">
            <text:p>35.33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1456" calcext:value-type="float">
            <text:p>35.2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3168" calcext:value-type="float">
            <text:p>35.25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2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1352" calcext:value-type="float">
            <text:p>35.2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8952" calcext:value-type="float">
            <text:p>35.0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0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0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0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0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0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9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9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9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9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9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8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8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8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7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7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7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7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7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596" calcext:value-type="float">
            <text:p>36.2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7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7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7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6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6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6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6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6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6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6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6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6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5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5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5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5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9264" calcext:value-type="float">
            <text:p>35.2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108" calcext:value-type="float">
            <text:p>35.3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0224" calcext:value-type="float">
            <text:p>35.3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7864" calcext:value-type="float">
            <text:p>35.48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7656" calcext:value-type="float">
            <text:p>35.34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0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0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0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0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0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0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0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1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9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9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9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9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9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9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9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9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9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9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8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8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8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8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8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8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8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8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8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6512" calcext:value-type="float">
            <text:p>34.5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7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7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7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7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7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7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7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2504" calcext:value-type="float">
            <text:p>34.5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6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6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6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6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6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568" calcext:value-type="float">
            <text:p>35.0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6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6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6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6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6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5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5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5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5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5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5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5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2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48</text:p>
          </table:table-cell>
          <table:table-cell office:value-type="string" calcext:value-type="string">
            <text:p>MBMG-191548</text:p>
          </table:table-cell>
          <table:table-cell office:value-type="string" calcext:value-type="string">
            <text:p>200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76" meta:object-count="0"/>
    <meta:user-defined meta:name="AppVersion">3.0</meta:user-defined>
  </office:meta>
</office:document-meta>
</file>